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 fo:font-weight="normal" officeooo:rsid="001fa6fa" officeooo:paragraph-rsid="001fa6fa" style:font-size-asian="10.5pt" style:font-weight-asian="normal" style:font-size-complex="12pt" style:font-weight-complex="normal"/>
    </style:style>
    <style:style style:name="T1" style:family="text">
      <style:text-properties officeooo:rsid="001fa6f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6f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6pt" fo:font-weight="normal" style:font-size-asian="31.5pt" style:font-weight-asian="normal" style:font-size-complex="36pt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6"/>Curriculum Vitae</text:span> <text:span text:style-name="T4">of Skylar Hufkie </text:span></text:p>
      <text:p text:style-name="P1"><text:span text:style-name="T4"/></text:p>
      <text:p text:style-name="P1"><text:span text:style-name="T4"/></text:p>
      <text:p text:style-name="P2">name :Skylar</text:p>
      <text:p text:style-name="P2">surname :Hufkie<text:line-break/>date of birth: 03 August 202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2:50.656080187</meta:creation-date>
    <dc:date>2020-09-10T14:20:33.577054053</dc:date>
    <meta:editing-duration>PT7M43S</meta:editing-duration>
    <meta:editing-cycles>1</meta:editing-cycles>
    <meta:document-statistic meta:table-count="0" meta:image-count="0" meta:object-count="0" meta:page-count="1" meta:paragraph-count="3" meta:word-count="15" meta:character-count="97" meta:non-whitespace-character-count="78"/>
    <meta:generator>LibreOffice/6.4.4.2$Linux_X86_64 LibreOffice_project/40$Build-2</meta:generator>
  </office:meta>
</office:document-meta>
</file>